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4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, Herod I, King of Judea, 73-4 B.C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1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Herod I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2">Post-biblical lecture/</text:p>
      <text:p text:style-name="P2">21/</text:p>
      <text:p text:style-name="P2"/>
      <text:p text:style-name="P3">[Page 1]</text:p>
      <text:p text:style-name="P3">Brethren. <text:s/>As the season is fast approaching, in/ which I shall suspend my weekly lectures for a time, and/ will speak from this pulpit only when emergencies/ arise, I wish to stop at such a period of the post-/biblical series, that I have given at intervals, as will en-/-able me to resume it hereafter with ease./</text:p>
      <text:p text:style-name="P3">It will be remembered that I began by tracing the his-/-tory of our people during the Babylonian captivity,/ and then proceeded to narrate the return of the exiles to the promised land,/ and the difficulties they met in the rebuilding of the Temple,/ through the jealousy of neighboring tribes. <text:s/>I described/ the final reconstruction of the Sanctuary; the respect/ paid to it by Persian rulers; the comin of Alexander/ the great to Palestine and the division after his death of the vast em-/pire he founded, leaving Judea to the supervision of/ Laomedon. <text:s/>I dwelt at some length on the <text:span text:style-name="T1">domi- rule</text:span><text:span text:style-name="T3">/ </text:span><text:span text:style-name="T1">-nion</text:span><text:span text:style-name="T3"> domination of the Ptolemies; on that of the Syro-Grecian/ dynasty, and on the revolutionary war under the Maccabees./ <text:s/>I </text:span><text:span text:style-name="T1">described</text:span><text:span text:style-name="T3"> portrayed the patriotism of </text:span><text:span text:style-name="T1">the latter,</text:span><text:span text:style-name="T3"> Mattathias and his five gallant sons, and the unfortu-/-nate conflict between John Hyrcanus I son of Simon the/ Asmonean, and the Pharisees, and showed also the dire consequences/</text:span></text:p>
      <text:p text:style-name="P6"/>
      <text:p text:style-name="P6">[Page 2]</text:p>
      <text:p text:style-name="P3"><text:span text:style-name="T3">of that rupture down to the time, in which/ Hyrcanus II became a </text:span><text:span text:style-name="T1">more</text:span><text:span text:style-name="T3"> pliant tool in the hand of/ </text:span><text:soft-page-break/><text:span text:style-name="T3">Antipater, the </text:span><text:span text:style-name="T1">insidious</text:span><text:span text:style-name="T3"> crafty Idumean./</text:span></text:p>
      <text:p text:style-name="P6">To day my lecture will cover an important period in/ the life of Herod I, the cunning usurper of other men's power./</text:p>
      <text:p text:style-name="P3"><text:span text:style-name="T3">Julius Caesar had fallen under the daggers of conspirators,/ in the senate chamber at Rome, and Cassius who/ joined in the conspiracy because, forsooth! "Caesar was/ ambitious," took advantage of the unnatural death of/ that, undoubtedly most illustrious, citizen of the republic,/ to raise an army and vast means in Syria and its vi-/-cinity. <text:s/>Antipater and Herod, always ready to/ bow before the rising son, sought the favor of the suc-/-cessful tribune, and this </text:span><text:span text:style-name="T1">one</text:span><text:span text:style-name="T3"> demanded as a pledge of/ regard nothing less than 700 talents, or about 700,000/ dollars. <text:s/>The request was not very modest, but/ to refuse it </text:span><text:span text:style-name="T1">was</text:span><text:span text:style-name="T3"> would have been to sharpen the all-tearing claws of/ the Roman eagle. <text:s/>Accordingly, tax gatherers were/ selected to have the amount raised at a </text:span><text:span text:style-name="T1">given</text:span><text:span text:style-name="T3"> stated time./ <text:s/>Herod brought his quota first of all, and gained/ thereby the good will of the </text:span><text:span text:style-name="T4">unambitious</text:span><text:span text:style-name="T5"> Cassius,/ who, it is said, </text:span><text:span text:style-name="T2">to</text:span><text:span text:style-name="T5"> promised to make him soon absolute king./</text:span></text:p>
      <text:p text:style-name="P7"/>
      <text:p text:style-name="P7">[Page 3]</text:p>
      <text:p text:style-name="P3"><text:span text:style-name="T5">Malichus, one of the appointed collectors, could not,/ or perhaps would not, </text:span><text:span text:style-name="T2">grind</text:span><text:span text:style-name="T5"> drain the people's coffers. <text:s/>As he failed/ to remit the sum promptly, Cassius seized several/ cities, and sold their inhabitants to slavery. <text:s/>Malichus/ himself would have paid with his life for his tardiness,/ if Hyrcanus, who was his friend, had not turned away/ Roman wealth with Jewish gold. <text:s/>He drew out of/ his own private </text:span><text:span text:style-name="T2">coffers</text:span><text:span text:style-name="T5"> treasury one hundred talents, and sent/ them to Cassius with his compliments. <text:s/>But Ma-/-lichus looked with well-founded </text:span><text:span text:style-name="T2">suspicion</text:span><text:span text:style-name="T5"> apprehensions on the pro-/-ceedings of the Idumean family; on the unscrupulousness/ with which they </text:span><text:span text:style-name="T2">fleeced</text:span><text:span text:style-name="T5"> ground down all classes of the community/ to ingratiate themselves with the tyrannizing stranger./ <text:s/>When Cassius left Palestine to push his conquests further and/ ammass[sic!] more gold, Malichus plotted to put Antipater/ out of the way. <text:s/>In reality, no positive evidence/ of such an intention exists, </text:span><text:span text:style-name="T2">th</text:span><text:span text:style-name="T5"> but it is generally/ agreed that Malichus </text:span><text:span text:style-name="T2">made</text:span><text:span text:style-name="T5"> excited suspicions, which he/ allayed by strong protestations of good faith, and that/ he and Antipater having dined together in company with Hyr-/-canus, Antipater was suddenly taken ill and died./</text:span></text:p>
      <text:p text:style-name="P7"/>
      <text:p text:style-name="P7">[Page 4]</text:p>
      <text:p text:style-name="P3"><text:span text:style-name="T5">In the course of these short sketchy lectures, enough has/ been said to show in its true light the character of the/ Idumean chief converted to Judaism. <text:s/>Knowing/ that Antipater was the </text:span><text:span text:style-name="T2">sole</text:span><text:span text:style-name="T5"> primary cause of the bitter quarrel between/ the two Asmonean brothers--Hyrcanus and Aristobulus;/ knowing that he </text:span><text:span text:style-name="T2">alone</text:span><text:span text:style-name="T5"> principally occasioned bloodshed among con-/-tending parties, and the virtual surrendering of Judea/ to the Roman power under Pompey; knowing that/ he was the main instigator of the heartless and de-/-fiant conduct of his son Herod, it is painful and/ humiliating to hear a Jewish historian bestow a eu-/-logy on Antipater in these terms: "Thus died a man/ who had distinguished himself for piety and justice/ and the love of country." <text:s/>Josephus besides contradicting/ his own self, who had previously called Antipater "a seditious man,"/ insulted his religion and people, when he penned the/ encomium of the father of Herod. <text:s/>But that is/ not the only nor the worst offense of which our post-/biblical historian became guilty. <text:s/>We shall </text:span><text:span text:style-name="T2">discover</text:span><text:span text:style-name="T5"> detect/ more blemishes in the life of the very learned, but </text:span><text:span text:style-name="T2">the</text:span><text:span text:style-name="T5">/ very servile writer, who basked in the sun-shine/ of rulers and princes./ <text:s/></text:span></text:p>
      <text:p text:style-name="P3"><text:span text:style-name="T5"/></text:p>
      <text:p text:style-name="P3"><text:span text:style-name="T5">[Page 5]</text:span></text:p>
      <text:p text:style-name="P3"><text:span text:style-name="T5"><text:tab/>Herod feigned to believe Malichus in his </text:span><text:span text:style-name="T2">assurances</text:span><text:span text:style-name="T5"> declarations/ of innocence, but fox-like he watched for the favorable/ opportunity, when he could take revenge. <text:s/>The occasion/ soon presented itself. <text:s/>Hyrcanus, accompanied by Ma-/-lichus and Herod had gone to Laudicea in Phrygia to/ do reverence to Cassius, who had </text:span><text:span text:style-name="T2">seized</text:span><text:span text:style-name="T5"> captured that city./ <text:s/>Herod had </text:span><text:span text:style-name="T2">notified</text:span><text:span text:style-name="T5"> informed Cassius by letter of the death of/ Antipater, accusing Malichus of treason. <text:s/>The Roman/ tribune, who had stabbed his benefactor Caesar, had/ no conscientious scruples about ordering some of his officers/ to kill Malicus, </text:span><text:soft-page-break/><text:span text:style-name="T5">as he was on his way to attend a ban-/-quet artfully prepared by Herod. <text:s/>Hyrcanus, who/ witnessed the murder, fainted with fright. <text:s/>When he/ came to and was told that Cassius had ordered/ the deed, the powerless dotard had to approve </text:span><text:span text:style-name="T2">of</text:span><text:span text:style-name="T5"> and praise/ that which his soul detested. <text:s/>But no/ sooner had Cassius left Syria to join Brutus and/ fight Octavious their common rival, than Judea/ took up arms against the Romans at Jerusalem./ <text:s/>Antigonus, the younger son of Aristobulus II, and nephew/ of Hyrcanus, who had been living under the protection of/ the prince of Chaleis, availed himself of the prevailing spirit of </text:span><text:span text:style-name="T2">discontent</text:span><text:span text:style-name="T5"> discontent/</text:span></text:p>
      <text:p text:style-name="P3"><text:span text:style-name="T5"/></text:p>
      <text:p text:style-name="P3"><text:span text:style-name="T5">[Page 6]</text:span></text:p>
      <text:p text:style-name="P3"><text:span text:style-name="T5">to raise an army among the national party, who/ hated a foreign yoke. <text:s/>But Herod was equal to/ the emergency. <text:s/>He fought Antigonus, defeated him, and/ drove him and his allies out of Judea. <text:s/>He then entered/ the capital, like a triumphant hero to be wreathed/ and garlanded by the representative of the race which/ he was bent to </text:span><text:span text:style-name="T2">destroy</text:span><text:span text:style-name="T5"> crush. <text:s/>Hyrcanus gave Herod/ a </text:span><text:span text:style-name="T2">great</text:span><text:span text:style-name="T5"> royal ovation, and promised him as a wife the/ beautiful but unhappy Marianne, daughter of his/ nephew Alexander, whom Pompey had beheaded, and/ of his only daughter Alexandra. <text:s/>We are not told/ whether the Idumean divorced the first wife he had/ married among the women of his people, and who had/ born him a son. <text:s/>But before the wedding/ which </text:span><text:span text:style-name="T2">would</text:span><text:span text:style-name="T5"> was to blend the blood of the Idumean with that/ of the Maccabean, could take place, stirring events/ rapidly succeeded each other. <text:s/>Cassius had/ committed suicide at Phillipi in Macedonia, and Mark/ Antony assumed authority in the East. <text:s/>Herod could/ not foresee the consequences of that sudden change of/ fortune. <text:s/>Might not Antony turn against the former friend/</text:span></text:p>
      <text:p text:style-name="P3"><text:span text:style-name="T5"/></text:p>
      <text:p text:style-name="P3"><text:span text:style-name="T5">[Page 7]</text:span></text:p>
      <text:p text:style-name="P3"><text:span text:style-name="T5">of Cassius and favor the claim s of Antigonus, the/ only survivor of the Asmoneans, who displayed a/ valiant spirit? <text:s/>But Herod had been a very/ apt scholar under paternal tuition. <text:s/>He had learnt from/ Antipater the </text:span><text:span text:style-name="T2">influence</text:span><text:span text:style-name="T5"> effect of gold </text:span><text:span text:style-name="T2">with</text:span><text:span text:style-name="T5"> upon the Romans, and/ he dexterously employed its influences. <text:s/>No one/ needed money more than the dissolute Antony, and no/ one was more ready to uphold profitable tyranny than/ the unprincipled Antony. <text:s/>Herod's rich gifts/ possessed an eloquence which made all the remon-/-strances of his opponents fall listless upon the ear./ <text:s/>A deputation of Jews who came to complain before/ Antony of the depsotism of Herod and Phasael, were not/ allowed even to speak. <text:s/>Shortly after another deup-/-tation of leading citizens, who succeeded in bringing charges against the/ two usurping brothers, would have seen some of the/ most outspoken put to instant death, if Herod him-/-self to avoid seditions, had not interposed in their behalf. <text:s/>More/ lately another and still larger deputation, who insisted/ upon being heard, were </text:span><text:span text:style-name="T2">fallen</text:span><text:span text:style-name="T5"> set upon by Roman soldiers/ and inhumanly slaughtered. <text:s/>Thus the Idumeans mount-/-ed high on the corpses of the Judeans, who tried in vain/</text:span></text:p>
      <text:p text:style-name="P3"><text:span text:style-name="T5"/></text:p>
      <text:p text:style-name="P3"><text:span text:style-name="T5">[Page 8]</text:span></text:p>
      <text:p text:style-name="P3"><text:span text:style-name="T5">to shake off a </text:span><text:span text:style-name="T2">foreign</text:span><text:span text:style-name="T5"> hateful yoke. <text:s/>Thus the insidious/ policy of Antipater, in seeking Rome as a prop to/ his house, fastened ever tighter the bands of that yoke./ <text:s/>But Mark Antony who was to have been to Herod/ a tower of strength, forgot friends and foes in the arms/ of the luxurious and wanton Cleopatra, queen of Egypt./ <text:s/>Then the Syrians weary of the made oppression of him/ who styled himself "imperartor" profitted[sic!] of his depraved/ lassitude to encourage the invasion of a new power./ <text:s/>The Parthians, whose dominions lay in Western Asia, were/ anxious to thrust back to the Tiber the ever encroaching </text:span><text:span text:style-name="T2">power of</text:span><text:span text:style-name="T5"> Rome./ <text:s/>They could shoot the arrow with a deadly aim and break/ the inimical lance at a blow. <text:s/>They came in large num-/-bers and spread terror among the legions of the dread/ republic. <text:s/>Antigonus the Asmonean, thought/ he also could now help in weakening Rome and break-/ing down the support of Herod. <text:s/>Before the latter and/ his brother Phasael could </text:span><text:span text:style-name="T2">assume the offensive</text:span><text:span text:style-name="T5"> prepare for the defensive, Anti-/-gonus had marched upon Jerusalem. <text:s/>Blood flowed/ like </text:span><text:span text:style-name="T2">rivers</text:span><text:span text:style-name="T5"> streams, but neither party gained the victory./ <text:s/>Meanwhile the feast of Pentecost arrived, and the </text:span><text:soft-page-break/><text:span text:style-name="T5">vast/</text:span></text:p>
      <text:p text:style-name="P3"><text:span text:style-name="T5"/></text:p>
      <text:p text:style-name="P3"><text:span text:style-name="T5">[Page 9]</text:span></text:p>
      <text:p text:style-name="P3"><text:span text:style-name="T5">concourse of people who came to celebrate it, mingling/ in the scuffles according to their political proclivities, made/ the slaughter greater. <text:s/>At length, Antigonus called in/ the Parthian general, ostensibly as an umpire, but really/ to entrap Hyrcanus and the two Idumean bothers./ <text:s/>Herod whose keen penetration enabled him to see/ through</text:span><text:span text:style-name="T2">t</text:span><text:span text:style-name="T5"> that fraud, left Jerusalem stealthily by night./ <text:s/>Denied a place of </text:span><text:span text:style-name="T2">safety</text:span><text:span text:style-name="T5"> temporary refuge in Syria and in Arabia, he/ set sail</text:span><text:span text:style-name="T2">s</text:span><text:span text:style-name="T5"> for Alexandria, and thence for </text:span><text:span text:style-name="T2">Rome</text:span><text:span text:style-name="T5"> Italy,/ where Mark Antony had gone, in spite of his debauch-/-ed self, </text:span><text:span text:style-name="T2">leaving</text:span><text:span text:style-name="T5"> quitting Cleopatra, to look after his decaying/ interests in the metropolis of the world. <text:s/>Phasael/ and Hyrcanus were treacherously kept as prisoners by/ the Partheans, and Antigonus was proclaimed king of/ Judea. <text:s/>Whatever excuse historians may find/ for the double dealings of that Asmonean--whose reign was/ but of a very short duration--nothing can be alleged to/ extenuate his barbarous conduct towards his uncle./ <text:s/></text:span><text:span text:style-name="T2">He</text:span><text:span text:style-name="T5"> To disqualify Hyrcanus from holding any more the/ authority of high priest--whom the Mosaic laws required/ </text:span><text:span text:style-name="T2">that he</text:span><text:span text:style-name="T5"> to be without any bodily blemish--he cut off/ the ears of the aged pontiff, and sent him to Parthia as an exile./</text:span></text:p>
      <text:p text:style-name="P3"><text:span text:style-name="T5"/></text:p>
      <text:p text:style-name="P3"><text:span text:style-name="T5">[Page 10]</text:span></text:p>
      <text:p text:style-name="P3"><text:span text:style-name="T5">Phasael enraged with himself at having fallen a/ victim to his credulity, beat his head to death against the/ walls of his prison, rather than be slain by Antigonus./ <text:s/>But Herod reached Rome in safety to piteously </text:span><text:span text:style-name="T2">to</text:span><text:span text:style-name="T5"> tell Mark/ Antony how fortune had turned her back upon him./ <text:s/>Language and looks and bearing favored Herod greatly./ <text:s/>He created the deepest impression. <text:s/>Antony who had/ become reconciled, for a time, with Octavious the powerful/ triumvir, commended to the latter the cause of his Idumean/ friend. <text:s/>Herod's hopes revived. <text:s/>Rome would stand by/ him against the Parthians, and Antigonus, brought to/ disgrace, would meet the fate of a traitor. <text:s/>But/ Herod's presence at Rome </text:span><text:span text:style-name="T2">exceeded his</text:span><text:span text:style-name="T5"> achieved what the most sanguine/ expectations could not dream of. <text:s/>He had gone thither, without intending/ to </text:span><text:span text:style-name="T2">make</text:span><text:span text:style-name="T5"> lay any </text:span><text:span text:style-name="T2">[?]</text:span><text:span text:style-name="T5"> claim to the crown. <text:s/>He would/ have felt satisfied, that the young brother of his betrothed/ Marianne, be clothed by the Roman senate with ro-/-yalty, for he </text:span><text:span text:style-name="T2">he</text:span><text:span text:style-name="T5"> believe that he could use </text:span><text:span text:style-name="T2">him</text:span><text:span text:style-name="T5"> that scion of the Maccabees, as his/ father had used Hyrcanus, but Antony remembered the good/ services Herod had rendered him, and he knew moreover/ how useful an ally the Idumenean would prove to Rome./</text:span></text:p>
      <text:p text:style-name="P3"><text:span text:style-name="T5"/></text:p>
      <text:p text:style-name="P3"><text:span text:style-name="T5">[Page 11]</text:span></text:p>
      <text:p text:style-name="P3"><text:span text:style-name="T5"><text:tab/>Accordingly, having convened the Senate, he/ had Herod </text:span><text:span text:style-name="T2">conducted with honors</text:span><text:span text:style-name="T5"> becomingly escorted into its presence./ <text:s/>Two accomplished orators extolled his deeds and the exploits/ of Antipater. <text:s/>A unanimous vote declared Herod/ worthy of the crown, and he was solemnly raised/ to the regal dignity. <text:s/>Leaving the Senate chamber with/ Octavious and Antony on his right and left, all the dignitaries </text:span><text:span text:style-name="T2">escorted</text:span><text:span text:style-name="T5"> conducted him/ to the Capitol, where the decree was recorded. <text:s/>Antony/ made a feast, as a mark of respect to the newly/ chosen King of the Judeans, and he who had come/ to Rome as a suppliant, departed from the eternal/ city covered with honors. <text:s/>We shall learn/ hereafter, to what account Herod put the sceptre/ and the diadem; how the people over whom he/ reigned, by the grace of heathen Rome, fared under/ his rule. <text:s/>We shall learn whether we ought to/ reserve to Herod a golden page or a blotched/ and spotted leaf </text:span><text:span text:style-name="T2">in</text:span><text:span text:style-name="T5"> in the volumes of our post-biblical history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1T15:32:58.79</meta:creation-date>
    <dc:date>2012-12-12T12:12:20.66</dc:date>
    <meta:editing-duration>PT57M41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5" meta:paragraph-count="88" meta:word-count="2338" meta:character-count="14475"/>
  </office:meta>
</office:document-meta>
</file>